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b2c6" officeooo:paragraph-rsid="0013b2c6"/>
    </style:style>
    <style:style style:name="P2" style:family="paragraph" style:parent-style-name="Standard">
      <style:text-properties officeooo:rsid="0013b2c6" officeooo:paragraph-rsid="0016119d"/>
    </style:style>
    <style:style style:name="P3" style:family="paragraph" style:parent-style-name="Standard">
      <style:text-properties officeooo:rsid="0016119d" officeooo:paragraph-rsid="0016119d"/>
    </style:style>
    <style:style style:name="P4" style:family="paragraph" style:parent-style-name="Standard">
      <style:text-properties officeooo:rsid="0016e177" officeooo:paragraph-rsid="0016e177"/>
    </style:style>
    <style:style style:name="T1" style:family="text">
      <style:text-properties officeooo:rsid="0014c941"/>
    </style:style>
    <style:style style:name="T2" style:family="text">
      <style:text-properties officeooo:rsid="00161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II</text:p>
      <text:p text:style-name="P1">A)</text:p>
      <text:p text:style-name="P1">Minimize z = 4a + 3d + 3b + 5e +6c +3f subject to </text:p>
      <text:p text:style-name="P1">a + d = 50</text:p>
      <text:p text:style-name="P1">b + e = 70</text:p>
      <text:p text:style-name="P1">c + f = 80</text:p>
      <text:p text:style-name="P1">a + b + c &lt;=100</text:p>
      <text:p text:style-name="P1">d + e + f &lt;= 150</text:p>
      <text:p text:style-name="P1"/>
      <text:p text:style-name="P1">B)</text:p>
      <text:p text:style-name="P3">Minimize z = 10000t + 7000r + 5000p subject to </text:p>
      <text:p text:style-name="P3">5t + 2r +p &gt;= 195</text:p>
      <text:p text:style-name="P3">5t + 2r +p &lt;= 300</text:p>
      <text:p text:style-name="P3">12t + 15r + 5p &gt;= 585 </text:p>
      <text:p text:style-name="P3">12t + 15r + 5p &lt;= 1300</text:p>
      <text:p text:style-name="P3">2t + 2r + 3p &gt;= 260</text:p>
      <text:p text:style-name="P3">2t + 2r + 3p &lt;= 2600</text:p>
      <text:p text:style-name="P3"/>
      <text:p text:style-name="P3">3p + 3r -t &gt;=0</text:p>
      <text:p text:style-name="P3"/>
      <text:p text:style-name="P4">C)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4:04:04.227675975</meta:creation-date>
    <dc:date>2019-11-15T15:42:01.036069092</dc:date>
    <meta:editing-duration>PT16M35S</meta:editing-duration>
    <meta:editing-cycles>1</meta:editing-cycles>
    <meta:document-statistic meta:table-count="0" meta:image-count="0" meta:object-count="0" meta:page-count="1" meta:paragraph-count="19" meta:word-count="101" meta:character-count="300" meta:non-whitespace-character-count="212"/>
    <meta:generator>LibreOffice/5.4.7.2$Linux_X86_64 LibreOffice_project/40$Build-2</meta:generator>
  </office:meta>
</office:document-meta>
</file>